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732" officeooo:paragraph-rsid="00067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t really cool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emon </meta:initial-creator>
    <meta:creation-date>2017-01-20T12:45:45.594565415</meta:creation-date>
    <dc:date>2017-01-20T12:46:18.932175596</dc:date>
    <dc:creator>Daemon </dc:creator>
    <meta:editing-duration>PT35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4.4.3.2$Linux_X86_64 LibreOffice_project/40m0$Build-2</meta:generator>
  </office:meta>
</office:document-meta>
</file>